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45f9" officeooo:paragraph-rsid="000745f9"/>
    </style:style>
    <style:style style:name="P2" style:family="paragraph" style:parent-style-name="Text_20_body">
      <style:text-properties fo:font-weight="bold" officeooo:rsid="000745f9" officeooo:paragraph-rsid="000745f9" style:font-weight-asian="bold" style:font-weight-complex="bold"/>
    </style:style>
    <style:style style:name="P3" style:family="paragraph" style:parent-style-name="Text_20_body">
      <style:text-properties fo:font-weight="bold" officeooo:rsid="0007926a" officeooo:paragraph-rsid="0007926a" style:font-weight-asian="bold" style:font-weight-complex="bold"/>
    </style:style>
    <style:style style:name="P4" style:family="paragraph" style:parent-style-name="Text_20_body">
      <style:text-properties officeooo:rsid="0009c5d0" officeooo:paragraph-rsid="0009c5d0"/>
    </style:style>
    <style:style style:name="P5" style:family="paragraph" style:parent-style-name="Text_20_body">
      <style:text-properties officeooo:rsid="0012004a" officeooo:paragraph-rsid="0012004a"/>
    </style:style>
    <style:style style:name="P6" style:family="paragraph" style:parent-style-name="Text_20_body">
      <style:paragraph-properties fo:margin-top="0cm" fo:margin-bottom="0.146cm" loext:contextual-spacing="false"/>
      <style:text-properties officeooo:rsid="0009c5d0" officeooo:paragraph-rsid="0009c5d0"/>
    </style:style>
    <style:style style:name="P7" style:family="paragraph" style:parent-style-name="Text_20_body" style:list-style-name="L4">
      <style:paragraph-properties fo:margin-top="0cm" fo:margin-bottom="0.146cm" loext:contextual-spacing="false"/>
      <style:text-properties officeooo:rsid="0009c5d0" officeooo:paragraph-rsid="0009c5d0"/>
    </style:style>
    <style:style style:name="P8" style:family="paragraph" style:parent-style-name="Text_20_body">
      <style:paragraph-properties fo:margin-top="0cm" fo:margin-bottom="0.146cm" loext:contextual-spacing="false"/>
      <style:text-properties officeooo:paragraph-rsid="0009c5d0"/>
    </style:style>
    <style:style style:name="P9" style:family="paragraph" style:parent-style-name="Text_20_body">
      <style:paragraph-properties fo:margin-top="0cm" fo:margin-bottom="0.046cm" loext:contextual-spacing="false"/>
      <style:text-properties officeooo:rsid="000f84af" officeooo:paragraph-rsid="000f84af"/>
    </style:style>
    <style:style style:name="P10" style:family="paragraph" style:parent-style-name="Text_20_body" style:list-style-name="L3">
      <style:paragraph-properties fo:margin-top="0cm" fo:margin-bottom="0.046cm" loext:contextual-spacing="false"/>
      <style:text-properties officeooo:rsid="000f84af" officeooo:paragraph-rsid="000f84af"/>
    </style:style>
    <style:style style:name="P11" style:family="paragraph" style:parent-style-name="Text_20_body">
      <style:paragraph-properties fo:margin-top="0cm" fo:margin-bottom="0.046cm" loext:contextual-spacing="false"/>
      <style:text-properties officeooo:rsid="001079db" officeooo:paragraph-rsid="001079db"/>
    </style:style>
    <style:style style:name="P12" style:family="paragraph" style:parent-style-name="Text_20_body" style:list-style-name="L6">
      <style:paragraph-properties fo:margin-top="0cm" fo:margin-bottom="0.046cm" loext:contextual-spacing="false"/>
      <style:text-properties officeooo:rsid="001079db" officeooo:paragraph-rsid="001079db"/>
    </style:style>
    <style:style style:name="P13" style:family="paragraph" style:parent-style-name="Text_20_body" style:list-style-name="L7">
      <style:paragraph-properties fo:margin-top="0cm" fo:margin-bottom="0.046cm" loext:contextual-spacing="false"/>
      <style:text-properties officeooo:rsid="0012004a" officeooo:paragraph-rsid="0012004a"/>
    </style:style>
    <style:style style:name="P14" style:family="paragraph" style:parent-style-name="Heading_20_1">
      <style:text-properties officeooo:rsid="000739ca" officeooo:paragraph-rsid="000739ca"/>
    </style:style>
    <style:style style:name="P15" style:family="paragraph" style:parent-style-name="Heading_20_1">
      <style:text-properties officeooo:paragraph-rsid="00089708"/>
    </style:style>
    <style:style style:name="P16" style:family="paragraph" style:parent-style-name="Heading_20_1">
      <style:text-properties officeooo:rsid="000f84af" officeooo:paragraph-rsid="000f84af"/>
    </style:style>
    <style:style style:name="P17" style:family="paragraph" style:parent-style-name="Heading_20_1">
      <style:text-properties officeooo:rsid="001079db" officeooo:paragraph-rsid="001079db"/>
    </style:style>
    <style:style style:name="P18" style:family="paragraph" style:parent-style-name="Heading_20_1">
      <style:text-properties officeooo:rsid="0012004a" officeooo:paragraph-rsid="0012004a"/>
    </style:style>
    <style:style style:name="P19" style:family="paragraph" style:parent-style-name="Subtitle">
      <style:text-properties officeooo:rsid="000739ca" officeooo:paragraph-rsid="000739ca"/>
    </style:style>
    <style:style style:name="P20" style:family="paragraph" style:parent-style-name="Title">
      <style:text-properties officeooo:rsid="000739ca" officeooo:paragraph-rsid="000739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830ab" style:font-style-asian="normal" style:font-weight-asian="normal" style:font-style-complex="normal" style:font-weight-complex="normal"/>
    </style:style>
    <style:style style:name="T6" style:family="text">
      <style:text-properties fo:font-weight="bold" officeooo:rsid="000c92f6" style:font-weight-asian="bold" style:font-weight-complex="bold"/>
    </style:style>
    <style:style style:name="T7" style:family="text">
      <style:text-properties officeooo:rsid="00089708"/>
    </style:style>
    <style:style style:name="T8" style:family="text">
      <style:text-properties officeooo:rsid="000c92f6"/>
    </style:style>
    <style:style style:name="T9" style:family="text">
      <style:text-properties officeooo:rsid="001305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hat Portal Application</text:p>
      <text:p text:style-name="P19">NS – Assignment 2 by Gursimran Singh (2014041)</text:p>
      <text:h text:style-name="P14" text:outline-level="1">Directory Structure</text:h>
      <text:p text:style-name="P1">Explanation of the Directory Structure</text:p>
      <text:p text:style-name="P2">1. auxcode:<text:span text:style-name="T1"> contains auxilliary code required by the main server and client code or both.</text:span></text:p>
      <text:p text:style-name="P2"><text:span text:style-name="T1"><text:tab/></text:span><text:span text:style-name="T2">client_aux.cpp, common_aux.cpp, crypto_aux.cpp, kdc_aux.cpp, server_aux.cpp</text:span></text:p>
      <text:p text:style-name="P3"><text:span text:style-name="T3">2. database:</text:span></text:p>
      <text:p text:style-name="P3"><text:span text:style-name="T4"><text:tab/></text:span><text:span text:style-name="T3">i. groups:</text:span><text:span text:style-name="T4"> contains files related to groups ie., one file for each group containing group memeber names.</text:span></text:p>
      <text:p text:style-name="P3"><text:span text:style-name="T4"><text:tab/></text:span><text:span text:style-name="T3">ii. private:</text:span><text:span text:style-name="T4"> contains files related to the server ie., files that contain registered users, all created groups and stuff.</text:span></text:p>
      <text:p text:style-name="P3"><text:span text:style-name="T3">3. doc:</text:span><text:span text:style-name="T4"> documentation</text:span></text:p>
      <text:p text:style-name="P3"><text:span text:style-name="T3">4. exec:</text:span><text:span text:style-name="T4"> </text:span><text:span text:style-name="T5">contains the executables after make</text:span></text:p>
      <text:p text:style-name="P3"><text:span text:style-name="T3">5. files:</text:span><text:span text:style-name="T4"> </text:span><text:span text:style-name="T5">stores the temporary files during file transfers.</text:span></text:p>
      <text:p text:style-name="P3"><text:span text:style-name="T3">6. header:</text:span><text:span text:style-name="T4"> </text:span><text:span text:style-name="T5">contains various header files</text:span></text:p>
      <text:p text:style-name="P3"><text:span text:style-name="T3">7. main:</text:span><text:span text:style-name="T4"> </text:span><text:span text:style-name="T5">contains main server and client code.</text:span></text:p>
      <text:p text:style-name="P3"><text:span text:style-name="T3">8. obj:</text:span><text:span text:style-name="T4"> </text:span><text:span text:style-name="T5">temporary directory for object files during make.</text:span></text:p>
      <text:p text:style-name="P3"><text:span text:style-name="T5"/></text:p>
      <text:h text:style-name="P15" text:outline-level="1"><text:span text:style-name="T7">What the system does.</text:span></text:h>
      <text:p text:style-name="P4">The system supports the following functionalities:</text:p>
      <text:list xml:id="list4693686553670308112" text:style-name="L4">
        <text:list-item>
          <text:p text:style-name="P7">A u<text:span text:style-name="T8">s</text:span>er can register with a desired username and password.</text:p>
        </text:list-item>
        <text:list-item>
          <text:p text:style-name="P7">A user can login by supplying his username and password.</text:p>
        </text:list-item>
        <text:list-item>
          <text:p text:style-name="P7">A user can check who all other users are currently logged in to the chat portal .</text:p>
        </text:list-item>
        <text:list-item>
          <text:p text:style-name="P7">A user can send a<text:span text:style-name="T8">n </text:span><text:span text:style-name="T6">encrypted</text:span> message to any registered user.</text:p>
        </text:list-item>
        <text:list-item>
          <text:p text:style-name="P7">A user can create a group.</text:p>
        </text:list-item>
        <text:list-item>
          <text:p text:style-name="P7">A user can join a group.</text:p>
        </text:list-item>
        <text:list-item>
          <text:p text:style-name="P7">A user can send message to a group.</text:p>
        </text:list-item>
        <text:list-item>
          <text:p text:style-name="P7">A user can send a file to another user.</text:p>
        </text:list-item>
        <text:list-item>
          <text:p text:style-name="P7">A user can receive a file that is sent to him by another registered user.</text:p>
        </text:list-item>
      </text:list>
      <text:p text:style-name="P8"/>
      <text:p text:style-name="P6"><text:soft-page-break/></text:p>
      <text:h text:style-name="P16" text:outline-level="1">Commands to use the system.</text:h>
      <text:list xml:id="list2021853742864170605" text:style-name="L3">
        <text:list-item>
          <text:p text:style-name="P10">/register &lt;uname&gt; &lt;pword&gt;</text:p>
        </text:list-item>
        <text:list-item>
          <text:p text:style-name="P10">/login &lt;uname&gt; &lt;pword&gt;</text:p>
        </text:list-item>
        <text:list-item>
          <text:p text:style-name="P10">/logout</text:p>
        </text:list-item>
        <text:list-item>
          <text:p text:style-name="P10">/who</text:p>
        </text:list-item>
        <text:list-item>
          <text:p text:style-name="P10">/msg &lt;to_uname&gt;</text:p>
        </text:list-item>
        <text:list-item>
          <text:p text:style-name="P10">/create_grp &lt;group_name&gt;</text:p>
        </text:list-item>
        <text:list-item>
          <text:p text:style-name="P10">/join_grp &lt;group_name&gt;</text:p>
        </text:list-item>
        <text:list-item>
          <text:p text:style-name="P10">/msg_grp &lt;group_name&gt;</text:p>
        </text:list-item>
        <text:list-item>
          <text:p text:style-name="P10">/send &lt;to_uname&gt; &lt;path_to_file&gt;</text:p>
        </text:list-item>
        <text:list-item>
          <text:p text:style-name="P10">/recv &lt;from_uname&gt; &lt;target_directory “*/”&gt;</text:p>
        </text:list-item>
        <text:list-item>
          <text:p text:style-name="P10">/exit</text:p>
        </text:list-item>
      </text:list>
      <text:p text:style-name="P9"/>
      <text:h text:style-name="P17" text:outline-level="1">Assumptions made by me.</text:h>
      <text:list xml:id="list2055687028953123047" text:style-name="L6">
        <text:list-item>
          <text:p text:style-name="P12">Username and password will be continuous, i.e, no space is present in username and password.</text:p>
        </text:list-item>
        <text:list-item>
          <text:p text:style-name="P12">Usernames are case sensitive.</text:p>
        </text:list-item>
        <text:list-item>
          <text:p text:style-name="P12">If a user sends a message to a group, then only those users in the group which are online will get the message.</text:p>
        </text:list-item>
        <text:list-item>
          <text:p text:style-name="P12">Every message sent by a user will be maximum 1024 characters long.</text:p>
        </text:list-item>
        <text:list-item>
          <text:p text:style-name="P12">Group name will be continuous, i.e, no space is present in group name.</text:p>
        </text:list-item>
        <text:list-item>
          <text:p text:style-name="P12">Group names are case-sensitive.</text:p>
        </text:list-item>
        <text:list-item>
          <text:p text:style-name="P12">The absolute path of the directory in which the file to be sent is present will be maximum 1024 characters long.</text:p>
        </text:list-item>
        <text:list-item>
          <text:p text:style-name="P12">The name of the file to be sent will be maximum 1024 characters long.</text:p>
        </text:list-item>
        <text:list-item>
          <text:p text:style-name="P12">The complete absolute path where the received file is to be saved will be maximum 1024 characters long.</text:p>
        </text:list-item>
        <text:list-item>
          <text:p text:style-name="P12">The chat portal supports transfer of files that can be opened in a text editor.</text:p>
        </text:list-item>
      </text:list>
      <text:p text:style-name="P11"/>
      <text:h text:style-name="P18" text:outline-level="1">Corner Cases Handled.</text:h>
      <text:p text:style-name="P5">Following are the corner cases that i handled while making the code :</text:p>
      <text:list xml:id="list7521178568433044728" text:style-name="L7">
        <text:list-item>
          <text:p text:style-name="P13">No two users can have same username.</text:p>
        </text:list-item>
        <text:list-item>
          <text:p text:style-name="P13">No user can login without registering.</text:p>
        </text:list-item>
        <text:list-item>
          <text:p text:style-name="P13">No two groups can have identical names.</text:p>
        </text:list-item>
        <text:list-item>
          <text:p text:style-name="P13">A user can only join a group if and only if the group already exists.</text:p>
        </text:list-item>
        <text:list-item>
          <text:p text:style-name="P13">A user cannot join a group if he is already a member of the group.</text:p>
        </text:list-item>
        <text:list-item>
          <text:p text:style-name="P13"><text:soft-page-break/>A user can send a message to another user iff the receiving user is online.</text:p>
        </text:list-item>
        <text:list-item>
          <text:p text:style-name="P13">A user can send a message to the group iff the group exists and the user is a member of the group.</text:p>
        </text:list-item>
        <text:list-item>
          <text:p text:style-name="P13"><text:s/>A user can send a file to another user iff the receiving user is online.</text:p>
        </text:list-item>
        <text:list-item>
          <text:p text:style-name="P13"><text:s/>A user can only send a file if and only if the size of the file is less than 1 MB.</text:p>
        </text:list-item>
        <text:list-item>
          <text:p text:style-name="P13"><text:s/>A user can receive only one file at a time, i.e, multiple users cannot simultaneously send file to same user. The receiving user must first receive a file from one user and once the receive is then he can receive a file from another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37:04.777411185</meta:creation-date>
    <dc:date>2016-11-16T23:38:08.242340395</dc:date>
    <meta:editing-duration>PT50M28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3" meta:paragraph-count="61" meta:word-count="615" meta:character-count="3339" meta:non-whitespace-character-count="2818"/>
  </office:meta>
</office:document-meta>
</file>